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2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2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4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77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1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4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2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9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5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5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2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dash" draw:stroke-dash="Double_20_Dash_20__28_Rounded_29_" svg:stroke-width="0.212cm" svg:stroke-color="#158466" draw:marker-start-width="0.518cm" draw:marker-end-width="0.518cm" svg:stroke-linecap="round" draw:opacity="0%" draw:textarea-horizontal-align="justify" draw:textarea-vertical-align="middle" draw:auto-grow-height="false" fo:min-height="0.635cm" fo:min-width="0.635cm" fo:padding-top="0.106cm" fo:padding-bottom="0.106cm" fo:padding-left="0.106cm" fo:padding-right="0.106cm"/>
    </style:style>
    <style:style style:name="gr30" style:family="graphic" style:parent-style-name="standard">
      <style:graphic-properties draw:stroke="dash" draw:stroke-dash="Double_20_Dash_20__28_Rounded_29_" svg:stroke-width="0.212cm" svg:stroke-color="#158466" draw:marker-start-width="0.518cm" draw:marker-end-width="0.518cm" svg:stroke-linecap="round" draw:opacity="0%" draw:textarea-horizontal-align="justify" draw:textarea-vertical-align="middle" draw:auto-grow-height="false" fo:min-height="0.423cm" fo:min-width="0.423cm" fo:padding-top="0.106cm" fo:padding-bottom="0.106cm" fo:padding-left="0.106cm" fo:padding-right="0.106cm"/>
    </style:style>
    <style:style style:name="gr31" style:family="graphic" style:parent-style-name="standard">
      <style:graphic-properties draw:stroke="dash" draw:stroke-dash="Double_20_Dash_20__28_Rounded_29_" svg:stroke-width="0.212cm" svg:stroke-color="#ff0000" draw:marker-start-width="0.518cm" draw:marker-end-width="0.518cm" svg:stroke-linecap="round" draw:opacity="0%" draw:textarea-horizontal-align="justify" draw:textarea-vertical-align="middle" draw:auto-grow-height="false" fo:min-height="0.423cm" fo:min-width="0.423cm" fo:padding-top="0.106cm" fo:padding-bottom="0.106cm" fo:padding-left="0.106cm" fo:padding-right="0.106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9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7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4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3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1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4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2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2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4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57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9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8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6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7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9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8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9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3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1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7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7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0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6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1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3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0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0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8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3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8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6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8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0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7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color="#000000" loext:opacity="100%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T2" style:family="text">
      <style:text-properties fo:color="#000000" loext:opacity="100%" style:font-name="Liberation Serif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T3" style:family="text">
      <style:text-properties fo:color="#158466" loext:opacity="100%" style:font-name="Liberation Serif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T4" style:family="text">
      <style:text-properties fo:color="#158466" loext:opacity="100%" style:font-name="Liberation Serif" fo:font-size="11pt" fo:font-weight="normal" fo:background-color="transparent" style:font-name-asian="Liberation Serif" style:font-size-asian="11pt" style:font-weight-asian="normal" style:font-name-complex="Liberation Serif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123cm" svg:height="0.433cm" svg:x="7.454cm" svg:y="2.515cm">
          <draw:text-box>
            <text:p text:style-name="P1"><text:span text:style-name="T1">Podstawy </text:span><text:span text:style-name="T1">Rachunkowości </text:span><text:span text:style-name="T1">Ćwiczenia</text:span></text:p>
          </draw:text-box>
        </draw:frame>
        <draw:frame draw:style-name="gr2" draw:text-style-name="P2" draw:layer="layout" svg:width="1.755cm" svg:height="0.433cm" svg:x="9.631cm" svg:y="2.997cm">
          <draw:text-box>
            <text:p text:style-name="P1"><text:span text:style-name="T1">11.10.2023</text:span></text:p>
          </draw:text-box>
        </draw:frame>
        <draw:frame draw:style-name="gr3" draw:text-style-name="P2" draw:layer="layout" svg:width="14.421cm" svg:height="0.433cm" svg:x="3.304cm" svg:y="3.96cm">
          <draw:text-box>
            <text:p text:style-name="P1"><text:span text:style-name="T1">ROZDZIAŁ I. </text:span><text:span text:style-name="T1">ZASADY, ZAKRES, </text:span><text:span text:style-name="T1">FUNCKJE I </text:span><text:span text:style-name="T1">PRZEDMIOT </text:span><text:span text:style-name="T1">RACHUNKOWOŚCI</text:span></text:p>
          </draw:text-box>
        </draw:frame>
        <draw:frame draw:style-name="gr4" draw:text-style-name="P2" draw:layer="layout" svg:width="14.742cm" svg:height="0.433cm" svg:x="2.503cm" svg:y="4.923cm">
          <draw:text-box>
            <text:p text:style-name="P1"><text:span text:style-name="T2">Zadania pochodzą z </text:span><text:span text:style-name="T2">zeszytu zadań E. </text:span><text:span text:style-name="T2">Radawiecka, M. </text:span><text:span text:style-name="T2">Foremna-Pilarska, </text:span><text:span text:style-name="T2">„Zadania z podstaw </text:span></text:p>
          </draw:text-box>
        </draw:frame>
        <draw:frame draw:style-name="gr5" draw:text-style-name="P2" draw:layer="layout" svg:width="11.779cm" svg:height="0.433cm" svg:x="2.503cm" svg:y="5.405cm">
          <draw:text-box>
            <text:p text:style-name="P1"><text:span text:style-name="T2">rachunkowości”, </text:span><text:span text:style-name="T2">Wydawnictwo </text:span><text:span text:style-name="T2">Politechniki </text:span><text:span text:style-name="T2">Koszalińskiej, Koszalin </text:span><text:span text:style-name="T2">2019.</text:span></text:p>
          </draw:text-box>
        </draw:frame>
        <draw:frame draw:style-name="gr6" draw:text-style-name="P2" draw:layer="layout" svg:width="3.351cm" svg:height="0.433cm" svg:x="2.503cm" svg:y="6.932cm">
          <draw:text-box>
            <text:p text:style-name="P1"><text:span text:style-name="T1">Zadanie 1. (1.5/s.13)</text:span></text:p>
          </draw:text-box>
        </draw:frame>
        <draw:frame draw:style-name="gr7" draw:text-style-name="P2" draw:layer="layout" svg:width="17.117cm" svg:height="0.433cm" svg:x="2.503cm" svg:y="7.696cm">
          <draw:text-box>
            <text:p text:style-name="P1"><text:span text:style-name="T2">Które <text:s text:c="2"/>z <text:s text:c="2"/></text:span><text:span text:style-name="T2">wymienionych <text:s text:c="2"/>pozycji <text:s/></text:span><text:span text:style-name="T2"><text:s/>przypisane <text:s text:c="2"/>są <text:s text:c="2"/>do <text:s text:c="2"/></text:span><text:span text:style-name="T2">zakresu <text:s text:c="2"/>prowadzenia <text:s text:c="2"/></text:span><text:span text:style-name="T2">rachunkowości <text:s text:c="2"/>zgodnie </text:span><text:span text:style-name="T2"><text:s text:c="2"/>z</text:span></text:p>
          </draw:text-box>
        </draw:frame>
        <draw:frame draw:style-name="gr8" draw:text-style-name="P2" draw:layer="layout" svg:width="3.947cm" svg:height="0.433cm" svg:x="2.503cm" svg:y="8.177cm">
          <draw:text-box>
            <text:p text:style-name="P1"><text:span text:style-name="T2">ustawą o rachunkowości:</text:span></text:p>
          </draw:text-box>
        </draw:frame>
        <draw:frame draw:style-name="gr9" draw:text-style-name="P2" draw:layer="layout" svg:width="6.547cm" svg:height="0.433cm" svg:x="2.503cm" svg:y="8.941cm">
          <draw:text-box>
            <text:p text:style-name="P1"><text:span text:style-name="T2">1. Sporządzanie </text:span><text:span text:style-name="T2">sprawozdań finansowych</text:span></text:p>
          </draw:text-box>
        </draw:frame>
        <draw:frame draw:style-name="gr10" draw:text-style-name="P2" draw:layer="layout" svg:width="4.968cm" svg:height="0.433cm" svg:x="2.503cm" svg:y="9.705cm">
          <draw:text-box>
            <text:p text:style-name="P1"><text:span text:style-name="T2">2. Wycena aktywów i </text:span><text:span text:style-name="T2">pasywów</text:span></text:p>
          </draw:text-box>
        </draw:frame>
        <draw:frame draw:style-name="gr11" draw:text-style-name="P2" draw:layer="layout" svg:width="6.098cm" svg:height="0.433cm" svg:x="2.503cm" svg:y="10.469cm">
          <draw:text-box>
            <text:p text:style-name="P1"><text:span text:style-name="T2">3. Prowadzenie </text:span><text:span text:style-name="T2">działalności handlowej</text:span></text:p>
          </draw:text-box>
        </draw:frame>
        <draw:frame draw:style-name="gr12" draw:text-style-name="P2" draw:layer="layout" svg:width="4.896cm" svg:height="0.433cm" svg:x="2.503cm" svg:y="11.232cm">
          <draw:text-box>
            <text:p text:style-name="P1"><text:span text:style-name="T2">4. Sporządzanie </text:span><text:span text:style-name="T2">inwentaryzacji</text:span></text:p>
          </draw:text-box>
        </draw:frame>
        <draw:frame draw:style-name="gr13" draw:text-style-name="P2" draw:layer="layout" svg:width="8.227cm" svg:height="0.433cm" svg:x="2.503cm" svg:y="11.996cm">
          <draw:text-box>
            <text:p text:style-name="P1"><text:span text:style-name="T2">5. Prowadzenie </text:span><text:span text:style-name="T2">szkolenia pracowników </text:span><text:span text:style-name="T2">księgowości</text:span></text:p>
          </draw:text-box>
        </draw:frame>
        <draw:frame draw:style-name="gr14" draw:text-style-name="P2" draw:layer="layout" svg:width="5.721cm" svg:height="0.433cm" svg:x="2.503cm" svg:y="12.76cm">
          <draw:text-box>
            <text:p text:style-name="P1"><text:span text:style-name="T2">6. Prowadzenie ksiąg </text:span><text:span text:style-name="T2">rachunkowych</text:span></text:p>
          </draw:text-box>
        </draw:frame>
        <draw:frame draw:style-name="gr15" draw:text-style-name="P2" draw:layer="layout" svg:width="5.62cm" svg:height="0.433cm" svg:x="2.503cm" svg:y="13.524cm">
          <draw:text-box>
            <text:p text:style-name="P1"><text:span text:style-name="T2">7. Sporządzanie analiz </text:span><text:span text:style-name="T2">finansowych</text:span></text:p>
          </draw:text-box>
        </draw:frame>
        <draw:frame draw:style-name="gr16" draw:text-style-name="P2" draw:layer="layout" svg:width="9.349cm" svg:height="0.433cm" svg:x="2.503cm" svg:y="14.287cm">
          <draw:text-box>
            <text:p text:style-name="P1"><text:span text:style-name="T2">8. Gromadzenie i </text:span><text:span text:style-name="T2">przechowywanie </text:span><text:span text:style-name="T2">dokumentacji księgowej</text:span></text:p>
          </draw:text-box>
        </draw:frame>
        <draw:frame draw:style-name="gr17" draw:text-style-name="P2" draw:layer="layout" svg:width="6.318cm" svg:height="0.433cm" svg:x="2.503cm" svg:y="15.051cm">
          <draw:text-box>
            <text:p text:style-name="P1"><text:span text:style-name="T2">9. Prowadzenie </text:span><text:span text:style-name="T2">działalności reklamowej</text:span></text:p>
          </draw:text-box>
        </draw:frame>
        <draw:frame draw:style-name="gr18" draw:text-style-name="P2" draw:layer="layout" svg:width="6.09cm" svg:height="0.433cm" svg:x="2.503cm" svg:y="15.815cm">
          <draw:text-box>
            <text:p text:style-name="P1"><text:span text:style-name="T2">10. Utrzymywanie </text:span><text:span text:style-name="T2">ciągłości produkcji,</text:span></text:p>
          </draw:text-box>
        </draw:frame>
        <draw:frame draw:style-name="gr6" draw:text-style-name="P2" draw:layer="layout" svg:width="3.351cm" svg:height="0.433cm" svg:x="2.503cm" svg:y="17.343cm">
          <draw:text-box>
            <text:p text:style-name="P1"><text:span text:style-name="T1">Zadanie 2. (1.8/s.14)</text:span></text:p>
          </draw:text-box>
        </draw:frame>
        <draw:frame draw:style-name="gr19" draw:text-style-name="P2" draw:layer="layout" svg:width="14.759cm" svg:height="0.433cm" svg:x="2.503cm" svg:y="18.106cm">
          <draw:text-box>
            <text:p text:style-name="P1"><text:span text:style-name="T2">Do jakiej pozycji </text:span><text:span text:style-name="T2">bilansowej zaliczyć </text:span><text:span text:style-name="T2">należy samochód </text:span><text:span text:style-name="T2">ciężarowy w </text:span><text:span text:style-name="T2">poszczególnych firmach:</text:span></text:p>
          </draw:text-box>
        </draw:frame>
        <draw:frame draw:style-name="gr20" draw:text-style-name="P2" draw:layer="layout" svg:width="14.547cm" svg:height="0.433cm" svg:x="2.503cm" svg:y="18.87cm">
          <draw:text-box>
            <text:p><text:span text:style-name="T2">a) w firmie zajmującej </text:span><text:span text:style-name="T2">się produkcją </text:span><text:span text:style-name="T2">samochodów </text:span><text:span text:style-name="T2">ciężarowych, </text:span><text:span text:style-name="T3">(Aktywa </text:span><text:span text:style-name="T3">obrotowe: Zapasy)</text:span></text:p>
          </draw:text-box>
        </draw:frame>
        <draw:frame draw:style-name="gr21" draw:text-style-name="P2" draw:layer="layout" svg:width="11.326cm" svg:height="0.433cm" svg:x="2.503cm" svg:y="19.634cm">
          <draw:text-box>
            <text:p><text:span text:style-name="T2">b) w firmie zajmującej </text:span><text:span text:style-name="T2">się produkcją mebli: </text:span><text:span text:style-name="T3">(Aktywa trwałe: </text:span><text:span text:style-name="T3">Rzeczowe)</text:span></text:p>
          </draw:text-box>
        </draw:frame>
        <draw:frame draw:style-name="gr22" draw:text-style-name="P2" draw:layer="layout" svg:width="13.396cm" svg:height="0.433cm" svg:x="2.503cm" svg:y="20.398cm">
          <draw:text-box>
            <text:p text:style-name="P1"><text:span text:style-name="T2">c) w firmie zajmującej </text:span><text:span text:style-name="T2">się produkcją stolarki </text:span><text:span text:style-name="T2">budowlanej </text:span><text:span text:style-name="T3">(Aktywa </text:span><text:span text:style-name="T3">trwałe: Rzeczowe</text:span><text:span text:style-name="T2">)</text:span></text:p>
          </draw:text-box>
        </draw:frame>
        <draw:frame draw:style-name="gr23" draw:text-style-name="P2" draw:layer="layout" svg:width="15.759cm" svg:height="0.433cm" svg:x="2.503cm" svg:y="21.161cm">
          <draw:text-box>
            <text:p text:style-name="P1"><text:span text:style-name="T2">d) w firmie zajmującej </text:span><text:span text:style-name="T2">się sprzedażą </text:span><text:span text:style-name="T2">samochodów </text:span><text:span text:style-name="T2">ciężarowych </text:span><text:span text:style-name="T3">(Aktywa </text:span><text:span text:style-name="T3">obrotowe: </text:span><text:span text:style-name="T3">Zapasy,Towary)</text:span></text:p>
          </draw:text-box>
        </draw:frame>
        <draw:frame draw:style-name="gr24" draw:text-style-name="P2" draw:layer="layout" svg:width="3.448cm" svg:height="0.433cm" svg:x="2.503cm" svg:y="23.453cm">
          <draw:text-box>
            <text:p text:style-name="P1"><text:span text:style-name="T1">Zadanie 3 (1.12/s.15)</text:span></text:p>
          </draw:text-box>
        </draw:frame>
        <draw:frame draw:style-name="gr25" draw:text-style-name="P2" draw:layer="layout" svg:width="15.627cm" svg:height="0.433cm" svg:x="2.503cm" svg:y="24.216cm">
          <draw:text-box>
            <text:p text:style-name="P1"><text:span text:style-name="T2">W której firmie </text:span><text:span text:style-name="T2">prawidłowo </text:span><text:span text:style-name="T2">zakwalifikowano </text:span><text:span text:style-name="T2">program komputerowy </text:span><text:span text:style-name="T2">do nauki języka </text:span><text:span text:style-name="T2">angielskiego:</text:span></text:p>
          </draw:text-box>
        </draw:frame>
        <draw:frame draw:style-name="gr26" draw:text-style-name="P2" draw:layer="layout" svg:width="10.434cm" svg:height="0.433cm" svg:x="2.503cm" svg:y="24.98cm">
          <draw:text-box>
            <text:p text:style-name="P1"><text:span text:style-name="T4">a)</text:span><text:span text:style-name="T2"> szkoła podstawowa – </text:span><text:span text:style-name="T2">jako środek trwały, </text:span><text:span text:style-name="T3">(jako </text:span><text:span text:style-name="T3">wartość prawna)</text:span></text:p>
          </draw:text-box>
        </draw:frame>
        <draw:frame draw:style-name="gr27" draw:text-style-name="P2" draw:layer="layout" svg:width="5.759cm" svg:height="0.433cm" svg:x="2.503cm" svg:y="25.744cm">
          <draw:text-box>
            <text:p text:style-name="P1"><text:span text:style-name="T3">b)</text:span><text:span text:style-name="T2"> sklep komputerowy – </text:span><text:span text:style-name="T2">jako towary</text:span></text:p>
          </draw:text-box>
        </draw:frame>
        <draw:frame draw:style-name="gr28" draw:text-style-name="P2" draw:layer="layout" svg:width="7.427cm" svg:height="0.433cm" svg:x="2.503cm" svg:y="26.508cm">
          <draw:text-box>
            <text:p text:style-name="P1"><text:span text:style-name="T3">c)</text:span><text:span text:style-name="T2"> firma informatyczna – </text:span><text:span text:style-name="T2">jako produkty gotowe</text:span></text:p>
          </draw:text-box>
        </draw:frame>
        <draw:custom-shape draw:style-name="gr29" draw:text-style-name="P3" draw:layer="layout" svg:width="0.635cm" svg:height="0.635cm" svg:x="2.182cm" svg:y="8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635cm" svg:height="0.635cm" svg:x="2.182cm" svg:y="9.5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635cm" svg:height="0.635cm" svg:x="2.182cm" svg:y="11.0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635cm" svg:height="0.635cm" svg:x="2.182cm" svg:y="12.5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635cm" svg:height="0.635cm" svg:x="2.182cm" svg:y="14.18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635cm" svg:height="0.635cm" svg:x="2.182cm" svg:y="15.68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18">
        <draw:frame draw:style-name="gr32" draw:text-style-name="P2" draw:layer="layout" svg:width="11.694cm" svg:height="0.433cm" svg:x="2.503cm" svg:y="2.515cm">
          <draw:text-box>
            <text:p text:style-name="P1"><text:span text:style-name="T2">d) hurtownia sprzętu </text:span><text:span text:style-name="T2">elektrycznego – jako </text:span><text:span text:style-name="T2">wartości niematerialne i </text:span><text:span text:style-name="T2">prawne</text:span></text:p>
          </draw:text-box>
        </draw:frame>
        <draw:frame draw:style-name="gr6" draw:text-style-name="P2" draw:layer="layout" svg:width="3.351cm" svg:height="0.433cm" svg:x="2.503cm" svg:y="4.043cm">
          <draw:text-box>
            <text:p text:style-name="P1"><text:span text:style-name="T1">Zadanie 4. (1.9/s.14)</text:span></text:p>
          </draw:text-box>
        </draw:frame>
        <draw:frame draw:style-name="gr33" draw:text-style-name="P2" draw:layer="layout" svg:width="13.739cm" svg:height="0.433cm" svg:x="2.503cm" svg:y="4.807cm">
          <draw:text-box>
            <text:p text:style-name="P1"><text:span text:style-name="T2">Do jakiej pozycji </text:span><text:span text:style-name="T2">bilansowej zaliczyć </text:span><text:span text:style-name="T2">należy płyty wiórowe w </text:span><text:span text:style-name="T2">poszczególnych firmach:</text:span></text:p>
          </draw:text-box>
        </draw:frame>
        <draw:frame draw:style-name="gr34" draw:text-style-name="P2" draw:layer="layout" svg:width="3.749cm" svg:height="0.433cm" svg:x="2.503cm" svg:y="5.57cm">
          <draw:text-box>
            <text:p text:style-name="P1"><text:span text:style-name="T2">a) w magazynie stolarni</text:span></text:p>
          </draw:text-box>
        </draw:frame>
        <draw:frame draw:style-name="gr35" draw:text-style-name="P2" draw:layer="layout" svg:width="4.532cm" svg:height="0.433cm" svg:x="2.503cm" svg:y="6.334cm">
          <draw:text-box>
            <text:p text:style-name="P1"><text:span text:style-name="T2">b) w fabryce płyt </text:span><text:span text:style-name="T2">wiórowych</text:span></text:p>
          </draw:text-box>
        </draw:frame>
        <draw:frame draw:style-name="gr36" draw:text-style-name="P2" draw:layer="layout" svg:width="6.06cm" svg:height="0.433cm" svg:x="2.503cm" svg:y="7.098cm">
          <draw:text-box>
            <text:p text:style-name="P1"><text:span text:style-name="T2">c) w hurtowni </text:span><text:span text:style-name="T2">materiałów meblarskich</text:span></text:p>
          </draw:text-box>
        </draw:frame>
        <draw:frame draw:style-name="gr37" draw:text-style-name="P2" draw:layer="layout" svg:width="6.212cm" svg:height="0.433cm" svg:x="2.503cm" svg:y="7.862cm">
          <draw:text-box>
            <text:p text:style-name="P1"><text:span text:style-name="T2">d) w sklepie z </text:span><text:span text:style-name="T2">materiałami meblarskimi</text:span></text:p>
          </draw:text-box>
        </draw:frame>
        <draw:frame draw:style-name="gr38" draw:text-style-name="P2" draw:layer="layout" svg:width="3.545cm" svg:height="0.433cm" svg:x="2.503cm" svg:y="9.389cm">
          <draw:text-box>
            <text:p text:style-name="P1"><text:span text:style-name="T1">Zadanie 5. (1.10/s.14)</text:span></text:p>
          </draw:text-box>
        </draw:frame>
        <draw:frame draw:style-name="gr39" draw:text-style-name="P2" draw:layer="layout" svg:width="10.683cm" svg:height="0.433cm" svg:x="2.503cm" svg:y="10.153cm">
          <draw:text-box>
            <text:p text:style-name="P1"><text:span text:style-name="T2">W jakich podmiotach </text:span><text:span text:style-name="T2">gospodarczych należy </text:span><text:span text:style-name="T2">wykazywać mąkę jako:</text:span></text:p>
          </draw:text-box>
        </draw:frame>
        <draw:frame draw:style-name="gr40" draw:text-style-name="P2" draw:layer="layout" svg:width="3.829cm" svg:height="0.433cm" svg:x="2.503cm" svg:y="10.917cm">
          <draw:text-box>
            <text:p text:style-name="P1"><text:span text:style-name="T2">a) wyrób gotowy (młyn)</text:span></text:p>
          </draw:text-box>
        </draw:frame>
        <draw:frame draw:style-name="gr41" draw:text-style-name="P2" draw:layer="layout" svg:width="3.528cm" svg:height="0.433cm" svg:x="2.503cm" svg:y="11.68cm">
          <draw:text-box>
            <text:p text:style-name="P1"><text:span text:style-name="T2">b) materiał (piekarnia)</text:span></text:p>
          </draw:text-box>
        </draw:frame>
        <draw:frame draw:style-name="gr42" draw:text-style-name="P2" draw:layer="layout" svg:width="2.479cm" svg:height="0.433cm" svg:x="2.503cm" svg:y="12.444cm">
          <draw:text-box>
            <text:p text:style-name="P1"><text:span text:style-name="T2">c) towar (sklep)</text:span></text:p>
          </draw:text-box>
        </draw:frame>
        <draw:frame draw:style-name="gr43" draw:text-style-name="P2" draw:layer="layout" svg:width="3.643cm" svg:height="0.433cm" svg:x="2.503cm" svg:y="13.972cm">
          <draw:text-box>
            <text:p text:style-name="P1"><text:span text:style-name="T1">Zadanie 6. (1.14/s.17).</text:span></text:p>
          </draw:text-box>
        </draw:frame>
        <draw:frame draw:style-name="gr44" draw:text-style-name="P2" draw:layer="layout" svg:width="12.579cm" svg:height="0.433cm" svg:x="2.503cm" svg:y="14.736cm">
          <draw:text-box>
            <text:p text:style-name="P1"><text:span text:style-name="T2">Przedsiębiorstwo </text:span><text:span text:style-name="T2">produkcyjne „ALFA” </text:span><text:span text:style-name="T2">posiada następujące </text:span><text:span text:style-name="T2">składniki aktywów:</text:span></text:p>
          </draw:text-box>
        </draw:frame>
        <draw:frame draw:style-name="gr45" draw:text-style-name="P2" draw:layer="layout" svg:width="1.594cm" svg:height="0.433cm" svg:x="2.503cm" svg:y="15.499cm">
          <draw:text-box>
            <text:p text:style-name="P1"><text:span text:style-name="T2">1. Grunty,</text:span></text:p>
          </draw:text-box>
        </draw:frame>
        <draw:frame draw:style-name="gr46" draw:text-style-name="P2" draw:layer="layout" svg:width="6.813cm" svg:height="0.433cm" svg:x="2.503cm" svg:y="15.946cm">
          <draw:text-box>
            <text:p text:style-name="P1"><text:span text:style-name="T2">2. 3-letnią pożyczkę </text:span><text:span text:style-name="T2">udzieloną innej firmie,</text:span></text:p>
          </draw:text-box>
        </draw:frame>
        <draw:frame draw:style-name="gr47" draw:text-style-name="P2" draw:layer="layout" svg:width="3.981cm" svg:height="0.433cm" svg:x="2.503cm" svg:y="16.392cm">
          <draw:text-box>
            <text:p text:style-name="P1"><text:span text:style-name="T2">3. Maszyny </text:span><text:span text:style-name="T2">produkcyjne;</text:span></text:p>
          </draw:text-box>
        </draw:frame>
        <draw:frame draw:style-name="gr48" draw:text-style-name="P2" draw:layer="layout" svg:width="4.566cm" svg:height="0.433cm" svg:x="2.503cm" svg:y="16.838cm">
          <draw:text-box>
            <text:p text:style-name="P1"><text:span text:style-name="T2">4. Środki pieniężne w </text:span><text:span text:style-name="T2">banku;</text:span></text:p>
          </draw:text-box>
        </draw:frame>
        <draw:frame draw:style-name="gr49" draw:text-style-name="P2" draw:layer="layout" svg:width="5.035cm" svg:height="0.433cm" svg:x="2.503cm" svg:y="17.284cm">
          <draw:text-box>
            <text:p text:style-name="P1"><text:span text:style-name="T2">5. Krótkoterminowe </text:span><text:span text:style-name="T2">akcje obce;</text:span></text:p>
          </draw:text-box>
        </draw:frame>
        <draw:frame draw:style-name="gr50" draw:text-style-name="P2" draw:layer="layout" svg:width="2.876cm" svg:height="0.433cm" svg:x="2.503cm" svg:y="17.731cm">
          <draw:text-box>
            <text:p text:style-name="P1"><text:span text:style-name="T2">6. Hale fabryczne;</text:span></text:p>
          </draw:text-box>
        </draw:frame>
        <draw:frame draw:style-name="gr51" draw:text-style-name="P2" draw:layer="layout" svg:width="3.177cm" svg:height="0.433cm" svg:x="2.503cm" svg:y="18.177cm">
          <draw:text-box>
            <text:p text:style-name="P1"><text:span text:style-name="T2">7. Produkty gotowe;</text:span></text:p>
          </draw:text-box>
        </draw:frame>
        <draw:frame draw:style-name="gr52" draw:text-style-name="P2" draw:layer="layout" svg:width="3.198cm" svg:height="0.433cm" svg:x="2.503cm" svg:y="18.623cm">
          <draw:text-box>
            <text:p text:style-name="P1"><text:span text:style-name="T2">8. Patenty i licencje;</text:span></text:p>
          </draw:text-box>
        </draw:frame>
        <draw:frame draw:style-name="gr53" draw:text-style-name="P2" draw:layer="layout" svg:width="4.489cm" svg:height="0.433cm" svg:x="2.503cm" svg:y="19.069cm">
          <draw:text-box>
            <text:p text:style-name="P1"><text:span text:style-name="T2">9. Należności od </text:span><text:span text:style-name="T2">odbiorców;</text:span></text:p>
          </draw:text-box>
        </draw:frame>
        <draw:frame draw:style-name="gr54" draw:text-style-name="P2" draw:layer="layout" svg:width="10.53cm" svg:height="0.433cm" svg:x="2.503cm" svg:y="19.516cm">
          <draw:text-box>
            <text:p text:style-name="P1"><text:span text:style-name="T2">10. Długoterminowe </text:span><text:span text:style-name="T2">udziały w innych </text:span><text:span text:style-name="T2">jednostkach </text:span><text:span text:style-name="T2">gospodarczych;</text:span></text:p>
          </draw:text-box>
        </draw:frame>
        <draw:frame draw:style-name="gr55" draw:text-style-name="P2" draw:layer="layout" svg:width="5.497cm" svg:height="0.433cm" svg:x="2.503cm" svg:y="19.962cm">
          <draw:text-box>
            <text:p text:style-name="P1"><text:span text:style-name="T2">11. Oprogramowanie </text:span><text:span text:style-name="T2">komputerów;</text:span></text:p>
          </draw:text-box>
        </draw:frame>
        <draw:frame draw:style-name="gr24" draw:text-style-name="P2" draw:layer="layout" svg:width="3.448cm" svg:height="0.433cm" svg:x="2.503cm" svg:y="20.408cm">
          <draw:text-box>
            <text:p text:style-name="P1"><text:span text:style-name="T2">12. Produkcję w toku;</text:span></text:p>
          </draw:text-box>
        </draw:frame>
        <draw:frame draw:style-name="gr56" draw:text-style-name="P2" draw:layer="layout" svg:width="4.502cm" svg:height="0.433cm" svg:x="2.503cm" svg:y="20.854cm">
          <draw:text-box>
            <text:p text:style-name="P1"><text:span text:style-name="T2">13. Środki pieniężne w </text:span><text:span text:style-name="T2">kasie</text:span></text:p>
          </draw:text-box>
        </draw:frame>
        <draw:frame draw:style-name="gr57" draw:text-style-name="P2" draw:layer="layout" svg:width="3.935cm" svg:height="0.433cm" svg:x="2.503cm" svg:y="21.301cm">
          <draw:text-box>
            <text:p text:style-name="P1"><text:span text:style-name="T2">14. Samochód ciężarowy</text:span></text:p>
          </draw:text-box>
        </draw:frame>
        <draw:frame draw:style-name="gr58" draw:text-style-name="P2" draw:layer="layout" svg:width="3.918cm" svg:height="0.433cm" svg:x="2.503cm" svg:y="21.747cm">
          <draw:text-box>
            <text:p text:style-name="P1"><text:span text:style-name="T2">15. Materiały budowlane</text:span></text:p>
          </draw:text-box>
        </draw:frame>
        <draw:frame draw:style-name="gr59" draw:text-style-name="P2" draw:layer="layout" svg:width="5.027cm" svg:height="0.433cm" svg:x="2.503cm" svg:y="22.193cm">
          <draw:text-box>
            <text:p text:style-name="P1"><text:span text:style-name="T2">16. Należności od </text:span><text:span text:style-name="T2">pracowników</text:span></text:p>
          </draw:text-box>
        </draw:frame>
        <draw:line draw:style-name="gr60" draw:text-style-name="P4" draw:layer="layout" svg:x1="2.502cm" svg:y1="23.477cm" svg:x2="18.487cm" svg:y2="23.477cm">
          <text:p/>
        </draw:line>
        <draw:frame draw:style-name="gr61" draw:text-style-name="P2" draw:layer="layout" svg:width="15.475cm" svg:height="0.433cm" svg:x="2.503cm" svg:y="23.086cm">
          <draw:text-box>
            <text:p text:style-name="P1"><text:span text:style-name="T2">Dokonaj klasyfikacji </text:span><text:span text:style-name="T2">poszczególnych </text:span><text:span text:style-name="T2">składników aktywów z </text:span><text:span text:style-name="T2">podziałem na aktywa </text:span><text:span text:style-name="T2">trwałe i aktywa</text:span></text:p>
          </draw:text-box>
        </draw:frame>
        <draw:line draw:style-name="gr60" draw:text-style-name="P4" draw:layer="layout" svg:x1="2.502cm" svg:y1="23.923cm" svg:x2="4.069cm" svg:y2="23.923cm">
          <text:p/>
        </draw:line>
        <draw:line draw:style-name="gr62" draw:text-style-name="P4" draw:layer="layout" svg:x1="2.499cm" svg:y1="23.973cm" svg:x2="18.501cm" svg:y2="23.973cm">
          <text:p/>
        </draw:line>
        <draw:line draw:style-name="gr62" draw:text-style-name="P4" draw:layer="layout" svg:x1="2.517cm" svg:y1="24.435cm" svg:x2="18.483cm" svg:y2="24.435cm">
          <text:p/>
        </draw:line>
        <draw:line draw:style-name="gr62" draw:text-style-name="P4" draw:layer="layout" svg:x1="2.499cm" svg:y1="26.237cm" svg:x2="18.501cm" svg:y2="26.237cm">
          <text:p/>
        </draw:line>
        <draw:line draw:style-name="gr62" draw:text-style-name="P4" draw:layer="layout" svg:x1="2.508cm" svg:y1="23.964cm" svg:x2="2.508cm" svg:y2="26.246cm">
          <text:p/>
        </draw:line>
        <draw:line draw:style-name="gr62" draw:text-style-name="P4" draw:layer="layout" svg:x1="10.502cm" svg:y1="23.981cm" svg:x2="10.502cm" svg:y2="26.229cm">
          <text:p/>
        </draw:line>
        <draw:line draw:style-name="gr62" draw:text-style-name="P4" draw:layer="layout" svg:x1="18.492cm" svg:y1="23.964cm" svg:x2="18.492cm" svg:y2="26.246cm">
          <text:p/>
        </draw:line>
        <draw:frame draw:style-name="gr63" draw:text-style-name="P2" draw:layer="layout" svg:width="1.573cm" svg:height="0.433cm" svg:x="2.503cm" svg:y="23.532cm">
          <draw:text-box>
            <text:p text:style-name="P1"><text:span text:style-name="T2">obrotowe.</text:span></text:p>
          </draw:text-box>
        </draw:frame>
        <draw:frame draw:style-name="gr64" draw:text-style-name="P2" draw:layer="layout" svg:width="2.309cm" svg:height="0.433cm" svg:x="2.702cm" svg:y="23.996cm">
          <draw:text-box>
            <text:p text:style-name="P1"><text:span text:style-name="T2">Aktywa trwałe</text:span></text:p>
          </draw:text-box>
        </draw:frame>
        <draw:frame draw:style-name="gr65" draw:text-style-name="P2" draw:layer="layout" svg:width="2.804cm" svg:height="0.433cm" svg:x="10.694cm" svg:y="23.996cm">
          <draw:text-box>
            <text:p text:style-name="P1"><text:span text:style-name="T2">Aktywa obrotowe</text:span></text:p>
          </draw:text-box>
        </draw:frame>
      </draw:page>
      <draw:page draw:name="page3" draw:style-name="dp1" draw:master-page-name="master-page18">
        <draw:frame draw:style-name="gr66" draw:text-style-name="P2" draw:layer="layout" svg:width="4.066cm" svg:height="0.433cm" svg:x="2.503cm" svg:y="2.515cm">
          <draw:text-box>
            <text:p text:style-name="P1"><text:span text:style-name="T1">Zadanie 7. </text:span><text:span text:style-name="T1">(1.15/s.17-18)</text:span></text:p>
          </draw:text-box>
        </draw:frame>
        <draw:frame draw:style-name="gr67" draw:text-style-name="P2" draw:layer="layout" svg:width="15.314cm" svg:height="0.433cm" svg:x="2.503cm" svg:y="3.408cm">
          <draw:text-box>
            <text:p text:style-name="P1"><text:span text:style-name="T2">W przedsiębiorstwie </text:span><text:span text:style-name="T2">handlowo-usługowym </text:span><text:span text:style-name="T2">„BETA” znajdują się </text:span><text:span text:style-name="T2">następujące składniki </text:span><text:span text:style-name="T2">aktywów:</text:span></text:p>
          </draw:text-box>
        </draw:frame>
        <draw:frame draw:style-name="gr68" draw:text-style-name="P2" draw:layer="layout" svg:width="2.432cm" svg:height="0.433cm" svg:x="2.503cm" svg:y="4.136cm">
          <draw:text-box>
            <text:p text:style-name="P1"><text:span text:style-name="T2">1. Półprodukty;</text:span></text:p>
          </draw:text-box>
        </draw:frame>
        <draw:frame draw:style-name="gr50" draw:text-style-name="P2" draw:layer="layout" svg:width="2.876cm" svg:height="0.433cm" svg:x="2.503cm" svg:y="4.583cm">
          <draw:text-box>
            <text:p text:style-name="P1"><text:span text:style-name="T2">2. Meble biurowe;</text:span></text:p>
          </draw:text-box>
        </draw:frame>
        <draw:frame draw:style-name="gr69" draw:text-style-name="P2" draw:layer="layout" svg:width="3.77cm" svg:height="0.433cm" svg:x="2.503cm" svg:y="5.029cm">
          <draw:text-box>
            <text:p text:style-name="P1"><text:span text:style-name="T2">3. Prawo do wynalazku;</text:span></text:p>
          </draw:text-box>
        </draw:frame>
        <draw:frame draw:style-name="gr70" draw:text-style-name="P2" draw:layer="layout" svg:width="2.47cm" svg:height="0.433cm" svg:x="2.503cm" svg:y="5.475cm">
          <draw:text-box>
            <text:p text:style-name="P1"><text:span text:style-name="T2">4. Opakowania;</text:span></text:p>
          </draw:text-box>
        </draw:frame>
        <draw:frame draw:style-name="gr71" draw:text-style-name="P2" draw:layer="layout" svg:width="4.214cm" svg:height="0.433cm" svg:x="2.503cm" svg:y="5.921cm">
          <draw:text-box>
            <text:p text:style-name="P1"><text:span text:style-name="T2">5. Dodatnia wartość firmy;</text:span></text:p>
          </draw:text-box>
        </draw:frame>
        <draw:frame draw:style-name="gr72" draw:text-style-name="P2" draw:layer="layout" svg:width="1.712cm" svg:height="0.433cm" svg:x="2.503cm" svg:y="6.368cm">
          <draw:text-box>
            <text:p text:style-name="P1"><text:span text:style-name="T2">6. Towary;</text:span></text:p>
          </draw:text-box>
        </draw:frame>
        <draw:frame draw:style-name="gr73" draw:text-style-name="P2" draw:layer="layout" svg:width="3.207cm" svg:height="0.433cm" svg:x="2.503cm" svg:y="6.814cm">
          <draw:text-box>
            <text:p text:style-name="P1"><text:span text:style-name="T2">7. Gotówka w kasie;</text:span></text:p>
          </draw:text-box>
        </draw:frame>
        <draw:frame draw:style-name="gr74" draw:text-style-name="P2" draw:layer="layout" svg:width="5.903cm" svg:height="0.433cm" svg:x="2.503cm" svg:y="7.26cm">
          <draw:text-box>
            <text:p text:style-name="P1"><text:span text:style-name="T2">8. Obce obligacje długoterminowego;</text:span></text:p>
          </draw:text-box>
        </draw:frame>
        <draw:frame draw:style-name="gr75" draw:text-style-name="P2" draw:layer="layout" svg:width="6.983cm" svg:height="0.433cm" svg:x="2.503cm" svg:y="7.706cm">
          <draw:text-box>
            <text:p text:style-name="P1"><text:span text:style-name="T2">9. Środki pieniężne na rachunku bankowym;</text:span></text:p>
          </draw:text-box>
        </draw:frame>
        <draw:frame draw:style-name="gr76" draw:text-style-name="P2" draw:layer="layout" svg:width="2.474cm" svg:height="0.433cm" svg:x="2.503cm" svg:y="8.153cm">
          <draw:text-box>
            <text:p text:style-name="P1"><text:span text:style-name="T2">10. Komputery;</text:span></text:p>
          </draw:text-box>
        </draw:frame>
        <draw:frame draw:style-name="gr77" draw:text-style-name="P2" draw:layer="layout" svg:width="5.137cm" svg:height="0.433cm" svg:x="2.503cm" svg:y="8.599cm">
          <draw:text-box>
            <text:p text:style-name="P1"><text:span text:style-name="T2">11. Należności od pracowników;</text:span></text:p>
          </draw:text-box>
        </draw:frame>
        <draw:frame draw:style-name="gr78" draw:text-style-name="P2" draw:layer="layout" svg:width="7.288cm" svg:height="0.433cm" svg:x="2.503cm" svg:y="9.045cm">
          <draw:text-box>
            <text:p text:style-name="P1"><text:span text:style-name="T2">12. Oprogramowanie sprzętu </text:span><text:span text:style-name="T2">komputerowego;</text:span></text:p>
          </draw:text-box>
        </draw:frame>
        <draw:frame draw:style-name="gr79" draw:text-style-name="P2" draw:layer="layout" svg:width="6.466cm" svg:height="0.433cm" svg:x="2.503cm" svg:y="9.491cm">
          <draw:text-box>
            <text:p text:style-name="P1"><text:span text:style-name="T2">13. Udzielone pożyczki długoterminowe;</text:span></text:p>
          </draw:text-box>
        </draw:frame>
        <draw:frame draw:style-name="gr80" draw:text-style-name="P2" draw:layer="layout" svg:width="4.684cm" svg:height="0.433cm" svg:x="2.503cm" svg:y="9.938cm">
          <draw:text-box>
            <text:p text:style-name="P1"><text:span text:style-name="T2">14. Należności od odbiorców;</text:span></text:p>
          </draw:text-box>
        </draw:frame>
        <draw:frame draw:style-name="gr81" draw:text-style-name="P2" draw:layer="layout" svg:width="6.301cm" svg:height="0.433cm" svg:x="2.503cm" svg:y="10.384cm">
          <draw:text-box>
            <text:p text:style-name="P1"><text:span text:style-name="T2">15. Papier do drukarek komputerowych;</text:span></text:p>
          </draw:text-box>
        </draw:frame>
        <draw:frame draw:style-name="gr82" draw:text-style-name="P2" draw:layer="layout" svg:width="7.372cm" svg:height="0.433cm" svg:x="2.503cm" svg:y="10.83cm">
          <draw:text-box>
            <text:p text:style-name="P1"><text:span text:style-name="T2">16. Części </text:span><text:span text:style-name="T2">zapasowe do </text:span><text:span text:style-name="T2">maszyny </text:span><text:span text:style-name="T2">produkcyjnej</text:span></text:p>
          </draw:text-box>
        </draw:frame>
        <draw:line draw:style-name="gr60" draw:text-style-name="P4" draw:layer="layout" svg:x1="2.502cm" svg:y1="12.114cm" svg:x2="18.487cm" svg:y2="12.114cm">
          <text:p/>
        </draw:line>
        <draw:frame draw:style-name="gr61" draw:text-style-name="P2" draw:layer="layout" svg:width="15.475cm" svg:height="0.433cm" svg:x="2.503cm" svg:y="11.723cm">
          <draw:text-box>
            <text:p text:style-name="P1"><text:span text:style-name="T2">Dokonaj klasyfikacji </text:span><text:span text:style-name="T2">poszczególnych </text:span><text:span text:style-name="T2">składników aktywów </text:span><text:span text:style-name="T2">z podziałem na </text:span><text:span text:style-name="T2">aktywa trwałe i </text:span><text:span text:style-name="T2">aktywa</text:span></text:p>
          </draw:text-box>
        </draw:frame>
        <draw:line draw:style-name="gr60" draw:text-style-name="P4" draw:layer="layout" svg:x1="2.502cm" svg:y1="12.56cm" svg:x2="4.069cm" svg:y2="12.56cm">
          <text:p/>
        </draw:line>
        <draw:line draw:style-name="gr62" draw:text-style-name="P4" draw:layer="layout" svg:x1="2.499cm" svg:y1="12.61cm" svg:x2="18.501cm" svg:y2="12.61cm">
          <text:p/>
        </draw:line>
        <draw:line draw:style-name="gr62" draw:text-style-name="P4" draw:layer="layout" svg:x1="2.517cm" svg:y1="13.072cm" svg:x2="18.483cm" svg:y2="13.072cm">
          <text:p/>
        </draw:line>
        <draw:line draw:style-name="gr62" draw:text-style-name="P4" draw:layer="layout" svg:x1="2.499cm" svg:y1="14.874cm" svg:x2="18.501cm" svg:y2="14.874cm">
          <text:p/>
        </draw:line>
        <draw:line draw:style-name="gr62" draw:text-style-name="P4" draw:layer="layout" svg:x1="2.508cm" svg:y1="12.601cm" svg:x2="2.508cm" svg:y2="14.883cm">
          <text:p/>
        </draw:line>
        <draw:line draw:style-name="gr62" draw:text-style-name="P4" draw:layer="layout" svg:x1="10.502cm" svg:y1="12.618cm" svg:x2="10.502cm" svg:y2="14.866cm">
          <text:p/>
        </draw:line>
        <draw:line draw:style-name="gr62" draw:text-style-name="P4" draw:layer="layout" svg:x1="18.492cm" svg:y1="12.601cm" svg:x2="18.492cm" svg:y2="14.883cm">
          <text:p/>
        </draw:line>
        <draw:frame draw:style-name="gr63" draw:text-style-name="P2" draw:layer="layout" svg:width="1.573cm" svg:height="0.433cm" svg:x="2.503cm" svg:y="12.169cm">
          <draw:text-box>
            <text:p text:style-name="P1"><text:span text:style-name="T2">obrotowe.</text:span></text:p>
          </draw:text-box>
        </draw:frame>
        <draw:frame draw:style-name="gr64" draw:text-style-name="P2" draw:layer="layout" svg:width="2.309cm" svg:height="0.433cm" svg:x="2.702cm" svg:y="12.633cm">
          <draw:text-box>
            <text:p text:style-name="P1"><text:span text:style-name="T2">Aktywa </text:span><text:span text:style-name="T2">trwałe</text:span></text:p>
          </draw:text-box>
        </draw:frame>
        <draw:frame draw:style-name="gr65" draw:text-style-name="P2" draw:layer="layout" svg:width="2.804cm" svg:height="0.433cm" svg:x="10.694cm" svg:y="12.633cm">
          <draw:text-box>
            <text:p text:style-name="P1"><text:span text:style-name="T2">Aktywa obrotowe</text:span></text:p>
          </draw:text-box>
        </draw:frame>
      </draw:page>
      <draw:page draw:name="page4" draw:style-name="dp1" draw:master-page-name="master-page25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2.5cm" fo:margin-bottom="1cm" fo:margin-left="2.5cm" fo:margin-right="2.5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" style:page-layout-name="PM0" draw:style-name="Mdp1"/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1T12:30:53.354905008</dc:date>
    <meta:editing-duration>PT24M23S</meta:editing-duration>
    <meta:editing-cycles>3</meta:editing-cycles>
    <meta:generator>LibreOffice/7.5.7.1$Linux_X86_64 LibreOffice_project/50$Build-1</meta:generator>
    <meta:document-statistic meta:object-count="107"/>
  </office:meta>
</office:document-meta>
</file>